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4" style:family="text">
      <style:text-properties fo:font-weight="bold" fo:font-family="Sans"/>
    </style:style>
    <style:style style:name="p5" style:family="paragraph">
      <style:paragraph-properties fo:margin-top="9pt" fo:margin-bottom="9pt"/>
    </style:style>
    <style:style style:name="p6" style:family="paragraph">
      <style:paragraph-properties fo:margin-top="0pt" fo:margin-bottom="0pt"/>
    </style:style>
    <style:style style:name="p7" style:family="paragraph">
      <style:paragraph-properties fo:margin-top="13.5pt" fo:margin-bottom="9pt"/>
    </style:style>
    <text:list-style style:name="L8">
      <text:list-level-style-bullet text:bullet-char="●" text:level="1">
        <style:list-level-properties fo:text-align="start" text:space-before="8mm"/>
      </text:list-level-style-bullet>
    </text:list-style>
    <style:style style:name="p9" style:family="paragraph">
      <style:paragraph-properties/>
    </style:style>
    <style:style style:name="p10" style:family="paragraph">
      <style:paragraph-properties fo:margin-top="9pt"/>
    </style:style>
    <text:list-style style:name="L11">
      <text:list-level-style-bullet text:bullet-char="○" text:level="2">
        <style:list-level-properties fo:text-align="start" text:space-before="16mm"/>
      </text:list-level-style-bullet>
    </text:list-style>
    <style:style style:name="p12" style:family="paragraph">
      <style:paragraph-properties/>
    </style:style>
    <style:style style:name="c13" style:family="text">
      <style:text-properties fo:font-weight="bold" fo:font-family="Sans"/>
    </style:style>
    <style:style style:name="p14" style:family="paragraph">
      <style:paragraph-properties/>
    </style:style>
    <style:style style:name="p15" style:family="paragraph">
      <style:paragraph-properties/>
    </style:style>
    <style:style style:name="p16" style:family="paragraph">
      <style:paragraph-properties/>
    </style:style>
    <style:style style:name="p17" style:family="paragraph">
      <style:paragraph-properties/>
    </style:style>
    <style:style style:name="p18" style:family="paragraph">
      <style:paragraph-properties/>
    </style:style>
    <style:style style:name="p20" style:family="paragraph">
      <style:paragraph-properties fo:margin-bottom="9pt"/>
    </style:style>
    <style:style style:name="p21" style:family="paragraph">
      <style:paragraph-properties fo:margin-top="10.5pt" fo:margin-bottom="9pt"/>
    </style:style>
    <style:style style:name="c22" style:family="text">
      <style:text-properties fo:font-weight="bold" fo:font-family="Sans"/>
    </style:style>
    <style:style style:name="c23" style:family="text">
      <style:text-properties fo:font-style="italic" fo:font-weight="bold" fo:font-family="Sans"/>
    </style:style>
    <style:style style:name="p24" style:family="paragraph">
      <style:paragraph-properties fo:margin-top="12pt" fo:margin-bottom="9pt"/>
    </style:style>
    <style:style style:name="c25" style:family="text">
      <style:text-properties fo:font-weight="bold" fo:font-family="Sans"/>
    </style:style>
    <style:style style:name="c26" style:family="text">
      <style:text-properties fo:font-family="Sans" style:text-underline-type="single" style:text-underline-style="solid" fo:color="#0057ae"/>
    </style:style>
  </office:automatic-styles>
  <office:body>
    <office:text>
      <text:p text:style-name="p3"><text:span text:style-name="c4">Wordpress per il Cliente - Rev 0.0.1</text:span></text:p>
      <text:p text:style-name="p5"><text:span text:style-name="c0">http://mte90.github.com/Wordpress-per-il-cliente/</text:span></text:p>
      <text:p text:style-name="p6"/>
      <text:p text:style-name="p7"><text:span text:style-name="c4">Indice</text:span></text:p>
      <text:list text:style-name="L8">
        <text:list-item>
          <text:p text:style-name="p10"><text:span text:style-name="c0">Primo uso</text:span></text:p>
        </text:list-item>
        <text:list-item>
          <text:list text:style-name="L11">
            <text:list-item>
              <text:p text:style-name="p12"><text:span text:style-name="c0">Come accedere</text:span></text:p>
            </text:list-item>
            <text:list-item>
              <text:p text:style-name="p12"><text:span text:style-name="c0">Cos'è la </text:span><text:span text:style-name="c13">Bacheca</text:span></text:p>
            </text:list-item>
            <text:list-item>
              <text:p text:style-name="p12"><text:span text:style-name="c0">La </text:span><text:span text:style-name="c13">Barra laterale</text:span></text:p>
            </text:list-item>
            <text:list-item>
              <text:p text:style-name="p12"><text:span text:style-name="c0">Come scrivere un </text:span><text:span text:style-name="c13">Articolo</text:span></text:p>
            </text:list-item>
            <text:list-item>
              <text:p text:style-name="p12"><text:span text:style-name="c0">Cos'è l' </text:span><text:span text:style-name="c13">Immagine in evidenza</text:span></text:p>
            </text:list-item>
          </text:list>
        </text:list-item>
        <text:list-item>
          <text:p text:style-name="p9"><text:span text:style-name="c0">Articoli</text:span></text:p>
        </text:list-item>
        <text:list-item>
          <text:list text:style-name="L11">
            <text:list-item>
              <text:p text:style-name="p14"><text:span text:style-name="c0">Le </text:span><text:span text:style-name="c13">Bozze</text:span></text:p>
            </text:list-item>
            <text:list-item>
              <text:p text:style-name="p14"><text:span text:style-name="c0">Inserire </text:span><text:span text:style-name="c13">foto</text:span><text:span text:style-name="c0"> negli articoli</text:span></text:p>
            </text:list-item>
            <text:list-item>
              <text:p text:style-name="p14"><text:span text:style-name="c0">Cestino</text:span></text:p>
            </text:list-item>
          </text:list>
        </text:list-item>
        <text:list-item>
          <text:p text:style-name="p9"><text:span text:style-name="c0">Pagine</text:span></text:p>
        </text:list-item>
        <text:list-item>
          <text:list text:style-name="L11">
            <text:list-item>
              <text:p text:style-name="p15"><text:span text:style-name="c0">Cosa sono</text:span></text:p>
            </text:list-item>
            <text:list-item>
              <text:p text:style-name="p15"><text:span text:style-name="c0">Usarle con </text:span><text:span text:style-name="c13">cautela</text:span></text:p>
            </text:list-item>
          </text:list>
        </text:list-item>
        <text:list-item>
          <text:p text:style-name="p9"><text:span text:style-name="c0">Link</text:span></text:p>
        </text:list-item>
        <text:list-item>
          <text:list text:style-name="L11">
            <text:list-item>
              <text:p text:style-name="p16"><text:span text:style-name="c0">Aggiungere </text:span><text:span text:style-name="c13">Link</text:span></text:p>
            </text:list-item>
          </text:list>
        </text:list-item>
        <text:list-item>
          <text:p text:style-name="p9"><text:span text:style-name="c0">Commenti</text:span></text:p>
        </text:list-item>
        <text:list-item>
          <text:list text:style-name="L11">
            <text:list-item>
              <text:p text:style-name="p17"><text:span text:style-name="c0">Cosa sono i </text:span><text:span text:style-name="c13">Commenti</text:span></text:p>
            </text:list-item>
          </text:list>
        </text:list-item>
        <text:list-item>
          <text:p text:style-name="p9"><text:span text:style-name="c0">Avanzate</text:span></text:p>
        </text:list-item>
        <text:list-item>
          <text:list text:style-name="L11">
            <text:list-item>
              <text:p text:style-name="p18"><text:span text:style-name="c0">Aggiungere </text:span><text:span text:style-name="c13">Album</text:span><text:span text:style-name="c0"> (NextGen)</text:span></text:p>
            </text:list-item>
            <text:list-item>
              <text:p text:style-name="p18"><text:span text:style-name="c13">Backup</text:span></text:p>
            </text:list-item>
            <text:list-item>
              <text:p text:style-name="p18"><text:span text:style-name="c0">Aggiungere un </text:span><text:span text:style-name="c13">Evento</text:span><text:span text:style-name="c0"> (Event Manager)</text:span></text:p>
            </text:list-item>
            <text:list-item>
              <text:p text:style-name="p18"><text:span text:style-name="c0">Aggiungere un </text:span><text:span text:style-name="c13">Luogo</text:span><text:span text:style-name="c0"> (Event Manager)</text:span></text:p>
            </text:list-item>
          </text:list>
        </text:list-item>
        <text:list-item>
          <text:p text:style-name="p20"><text:span text:style-name="c0">FAQ</text:span></text:p>
        </text:list-item>
      </text:list>
      <text:p text:style-name="p7"><text:span text:style-name="c4">Primo uso</text:span></text:p>
      <text:p text:style-name="p6"/>
      <text:p text:style-name="p21"><text:span text:style-name="c22">Come accedere al tuo nuovo sito</text:span></text:p>
      <text:p text:style-name="p5"><text:span text:style-name="c0">Il tuo account è:</text:span><text:span text:style-name="c23">____</text:span><text:span text:style-name="c13">_</text:span></text:p>
      <text:p text:style-name="p5"><text:span text:style-name="c0">La tua password è:</text:span><text:span text:style-name="c23">____</text:span><text:span text:style-name="c0">___</text:span></text:p>
      <text:p text:style-name="p5"><text:span text:style-name="c0">Per poter accedere devi andare a </text:span><text:span text:style-name="c13">iltuosito.it/wp-admin</text:span><text:span text:style-name="c0"> e inserire questi dati e premere </text:span><text:span text:style-name="c13">Collegati</text:span><text:span text:style-name="c0">.</text:span></text:p>
      <text:p text:style-name="p21"><text:span text:style-name="c22">Cos'è la bacheca</text:span></text:p>
      <text:p text:style-name="p5"><text:span text:style-name="c0">La bacheca ti permette di essere aggiornato riguardo i nuovi commenti e il loro stato. Inoltre ti informa del numero di articoli e molto altro!</text:span></text:p>
      <text:p text:style-name="p21"><text:span text:style-name="c22">La barra laterale</text:span></text:p>
      <text:p text:style-name="p5"><text:span text:style-name="c0">Tramite la barra laterale sulla sinistra è possibile accedere a tutte le varie funzioni e opzioni di Wordpress. Dalla scrittura di </text:span><text:span text:style-name="c13">Articoli</text:span><text:span text:style-name="c0">, </text:span><text:span text:style-name="c13">Pagine</text:span><text:span text:style-name="c0"> o </text:span><text:span text:style-name="c13">Gestione degli Iscritti</text:span><text:span text:style-name="c0">. Passando sopra ai vari link con il mouse è possibile accedere alle varie funzioni dall'aggiunta di un nuovo articolo o aggiungere nuovi link.</text:span></text:p>
      <text:p text:style-name="p21"><text:span text:style-name="c22">Come scrivere un articolo</text:span></text:p>
      <text:p text:style-name="p5"><text:span text:style-name="c0">Passando con il mouse sul link nella barra laterale </text:span><text:span text:style-name="c13">Articoli</text:span><text:span text:style-name="c0"> si apre un piccolo menù, clicca su </text:span><text:span text:style-name="c13">Aggiungi nuovo</text:span><text:span text:style-name="c0">.</text:span></text:p>
      <text:p text:style-name="p5"><text:span text:style-name="c0">L'interfaccia è essenziale, sul grande box centrale è possibile scrivere il proprio articolo utilizzando la barra degli strumenti come in Word. Nel piccolo campo in alto si scrive il titolo dell'articolo, è preferibile essere chiari e brevi.</text:span></text:p>
      <text:p text:style-name="p5"><text:span text:style-name="c0">Sulla destra scorrendo la pagina è possibile impostare la/e </text:span><text:span text:style-name="c13">Categoria/e</text:span><text:span text:style-name="c0"> che è obbligatorio scegliere per favorire </text:span><text:span text:style-name="c13">una navigazione completa</text:span><text:span text:style-name="c0"> sia all'utente che al motore di ricerca (Google, Yahoo, Bing).</text:span></text:p>
      <text:p text:style-name="p21"><text:span text:style-name="c22">Cos'è l'immagine in evidenza</text:span></text:p>
      <text:p text:style-name="p5"><text:span text:style-name="c0">Tramite questo box è possibile impostare l'immagine del post che a seconda del tema utilizzato nel sito verrà usata per la slide o semplicemente per l'immagine dell'articolo nella </text:span><text:span text:style-name="c13">Home</text:span><text:span text:style-name="c0">.</text:span></text:p>
      <text:p text:style-name="p24"><text:span text:style-name="c25">Articoli</text:span></text:p>
      <text:p text:style-name="p21"><text:span text:style-name="c22">Le Bozze</text:span></text:p>
      <text:p text:style-name="p5"><text:span text:style-name="c0">Quando si scrive un articolo questo viene </text:span><text:span text:style-name="c13">salvato automaticamente</text:span><text:span text:style-name="c0"> come bozza ma è possibile salvare l'articolo direttamente come bozza per non pubblicarlo sul sito immediatamente e finirlo in un secondo momento.</text:span></text:p>
      <text:p text:style-name="p5"><text:span text:style-name="c0">Per </text:span><text:span text:style-name="c13">salvarlo come bozza</text:span><text:span text:style-name="c0"> sul box a destra nella pagina di scrittura dell'articolo c'è il pulsante </text:span><text:span text:style-name="c13">Salva come bozza</text:span><text:span text:style-name="c0">. Per </text:span><text:span text:style-name="c13">poterlo aprire come bozza</text:span><text:span text:style-name="c0"> successivamente tramite la barra laterale andare su </text:span><text:span text:style-name="c13">Articoli</text:span><text:span text:style-name="c0"> e cliccare su </text:span><text:span text:style-name="c13">Lista articoli</text:span><text:span text:style-name="c0">.</text:span></text:p>
      <text:p text:style-name="p5"><text:span text:style-name="c0">In questa lista ci sono diversi link importanti: </text:span><text:span text:style-name="c13">Tutti</text:span><text:span text:style-name="c0">, </text:span><text:span text:style-name="c13">Pubblicati</text:span><text:span text:style-name="c0">, </text:span><text:span text:style-name="c13">Bozze</text:span><text:span text:style-name="c0">, </text:span><text:span text:style-name="c13">Cestinati</text:span><text:span text:style-name="c0">. Questi link appariranno se ci saranno degli articoli secondo il loro stato, quindi nel nostro caso basterà cliccare su </text:span><text:span text:style-name="c13">Bozze</text:span><text:span text:style-name="c0"> per poter modificare il nostro articolo iniziato precedentemente.</text:span></text:p>
      <text:p text:style-name="p21"><text:span text:style-name="c22">Inserire foto negli articoli</text:span></text:p>
      <text:p text:style-name="p5"><text:span text:style-name="c0">Per caricare una o più foto nell'articolo basta cliccare sul pulsante </text:span><text:span text:style-name="c13">Carica/Inserisci</text:span><text:span text:style-name="c0"> sopra il box di scrittura.</text:span></text:p>
      <text:p text:style-name="p5"><text:span text:style-name="c0">Si aprirà una finestra dove è possibile </text:span><text:span text:style-name="c13">trascinare i file o selezionarli</text:span><text:span text:style-name="c0">. Una volta che è stata caricata la foto può essere inserita nell'articolo cliccandoci sopra nella lista altrimenti se è solamente una verrà subito scelta.</text:span></text:p>
      <text:p text:style-name="p5"><text:span text:style-name="c0">Fatto questo in basso c'è un pulsante </text:span><text:span text:style-name="c13">Inserisci immagine nell'articolo</text:span><text:span text:style-name="c0">, cliccandoci l'immagine verrà posizionata dove si trova il cursore di scrittura.</text:span></text:p>
      <text:p text:style-name="p21"><text:span text:style-name="c22">Cestino</text:span></text:p>
      <text:p text:style-name="p5"><text:span text:style-name="c0">Il comportamento del cestino è lo </text:span><text:span text:style-name="c13">stesso</text:span><text:span text:style-name="c0"> di quello del proprio computer, gli articoli invece di essere eliminati vengono spostati lì per una eliminazione futura o un ripristino per una eventuale modifica.</text:span></text:p>
      <text:p text:style-name="p24"><text:span text:style-name="c25">Pagine</text:span></text:p>
      <text:p text:style-name="p21"><text:span text:style-name="c22">Cosa sono</text:span></text:p>
      <text:p text:style-name="p5"><text:span text:style-name="c0">Le </text:span><text:span text:style-name="c13">pagine</text:span><text:span text:style-name="c0"> sono un elemento importante all'interno di un sito perchè contengono quei contenuti aggiornati a lungo termine come i contatti, dove siamo, chi siamo, orari ecc.</text:span></text:p>
      <text:p text:style-name="p5"><text:span text:style-name="c0">Come funzionalità le pagine sono uguali agli articoli tranne il supporto alle categorie.</text:span></text:p>
      <text:p text:style-name="p21"><text:span text:style-name="c22">Usarle con cautela</text:span></text:p>
      <text:p text:style-name="p5"><text:span text:style-name="c0">È </text:span><text:span text:style-name="c13">sconsigliato</text:span><text:span text:style-name="c0"> avere troppe pagine ma allo stesso tempo è importante che siano complete di tutti i dettagli dovuti al loro titolo. Chi ha realizzato il sito avrà già creato delle pagine cercando di contenerne il numero per semplificare la navigazione dell'utente e per razionalizzarne i contenuti.</text:span></text:p>
      <text:p text:style-name="p24"><text:span text:style-name="c25">Link</text:span></text:p>
      <text:p text:style-name="p21"><text:span text:style-name="c22">Aggiungere Link</text:span></text:p>
      <text:p text:style-name="p5"><text:span text:style-name="c0">I link vengono aggiunti a seconda della configurazione del sito in un box laterale o in una pagina. Per aggiungerli si fà come con gli articoli, sulla barra laterale andare sopra a </text:span><text:span text:style-name="c13">Link</text:span><text:span text:style-name="c0"> e cliccare su </text:span><text:span text:style-name="c13">Aggiungi Nuovo</text:span><text:span text:style-name="c0">. In questa schermata riempire i vari campi seguendo la descrizione ricordandosi di aggiungere la categoria!</text:span></text:p>
      <text:p text:style-name="p24"><text:span text:style-name="c25">Commenti</text:span></text:p>
      <text:p text:style-name="p21"><text:span text:style-name="c22">Cosa sono i commenti</text:span></text:p>
      <text:p text:style-name="p5"><text:span text:style-name="c0">I </text:span><text:span text:style-name="c13">Commenti</text:span><text:span text:style-name="c0"> sono uno dei modi per vedere quanto il sito ha successo. Vanno moderati cioè cancellati o approvati per l'apparizione nel sito.</text:span></text:p>
      <text:p text:style-name="p24"><text:span text:style-name="c25">Avanzate</text:span></text:p>
      <text:p text:style-name="p21"><text:span text:style-name="c22">Aggiungere Album (NextGen)</text:span></text:p>
      <text:p text:style-name="p5"><text:span text:style-name="c0">Tramite la barra laterale cliccare su </text:span><text:span text:style-name="c13">Galleria</text:span><text:span text:style-name="c0"> e poi su </text:span><text:span text:style-name="c13">aggiungi una nuova galleria</text:span><text:span text:style-name="c0">.</text:span></text:p>
      <text:p text:style-name="p5"><text:span text:style-name="c0">Impostare il nome della galleria usando dei - come spazi. Tutte le foto da caricare devono avere una </text:span><text:span text:style-name="c13">risoluzione minore</text:span><text:span text:style-name="c0"> di 3000 px altrimenti non possono essere elaborate da Wordpress quindi vanno ridimensionate precedentemente sul proprio computer.</text:span></text:p>
      <text:p text:style-name="p5"><text:span text:style-name="c0">Una volta che sono state ridimensionate cliccare su </text:span><text:span text:style-name="c13">Carica immagini</text:span><text:span text:style-name="c0"> (nella schermata di prima), selezionare la galleria creata poco prima in cui verranno caricate le foto tramite il pulsante </text:span><text:span text:style-name="c13">Selezionare File</text:span><text:span text:style-name="c0">, selezionare le foto da caricare e premere </text:span><text:span text:style-name="c13">OK</text:span><text:span text:style-name="c0">.</text:span></text:p>
      <text:p text:style-name="p5"><text:span text:style-name="c0">Premere il pulsante </text:span><text:span text:style-name="c13">Carica immagini</text:span><text:span text:style-name="c0"> e lasciare il sito a caricare le foto. Una volta fatto andare in </text:span><text:span text:style-name="c13">Gestione galleria</text:span><text:span text:style-name="c0"> presente nella barra laterale e cliccare sull'album appena caricato.</text:span></text:p>
      <text:p text:style-name="p5"><text:span text:style-name="c0">Compilare i vari campi tranne percorso, in </text:span><text:span text:style-name="c13">Collega alla pagina</text:span><text:span text:style-name="c0"> scegliere </text:span><text:span text:style-name="c13">Foto</text:span><text:span text:style-name="c0">, scegliere la foto d'anteprima dell'album e premere </text:span><text:span text:style-name="c13">Salva modifiche</text:span><text:span text:style-name="c0">.</text:span></text:p>
      <text:p text:style-name="p21"><text:span text:style-name="c22">Backup</text:span></text:p>
      <text:p text:style-name="p5"><text:span text:style-name="c0">Il backup del database è configurato per essere mandato ogni settimana all'email di </text:span><text:span text:style-name="c23">__</text:span><text:span text:style-name="c13">_</text:span><text:span text:style-name="c0">.</text:span></text:p>
      <text:p text:style-name="p21"><text:span text:style-name="c22">Aggiungere un Evento (Event Manager)</text:span></text:p>
      <text:p text:style-name="p5"><text:span text:style-name="c0">Tramite la barra laterale andare su </text:span><text:span text:style-name="c13">Eventi</text:span><text:span text:style-name="c0"> e cliccare su </text:span><text:span text:style-name="c13">Aggiungi Evento</text:span><text:span text:style-name="c0">.</text:span></text:p>
      <text:p text:style-name="p5"><text:span text:style-name="c0">Vi troverete davanti una interfaccia simile a quella degli articoli con alcuni box nuovi come </text:span><text:span text:style-name="c13">Quando</text:span><text:span text:style-name="c0"> dove impostare il periodo dell'evento (essenziale!), in </text:span><text:span text:style-name="c13">Dove</text:span><text:span text:style-name="c0"> potrete scegliere il luogo dell'evento, in </text:span><text:span text:style-name="c13">Prenotazioni</text:span><text:span text:style-name="c0"> la possibilità di far prenotare l'evento agli iscritti al sito così da poter gestire il numero.</text:span></text:p>
      <text:p text:style-name="p5"><text:span text:style-name="c0">Inoltre all'attivazione delle prenotazione sarà possibile impostare il numero dei partecipanti e il costo del biglietto.</text:span></text:p>
      <text:p text:style-name="p21"><text:span text:style-name="c22">Aggiungere un Luogo (Event Manager)</text:span></text:p>
      <text:p text:style-name="p5"><text:span text:style-name="c0">Sempre tramite la barra laterale andando su </text:span><text:span text:style-name="c13">Eventi</text:span><text:span text:style-name="c0"> e poi su </text:span><text:span text:style-name="c13">Luoghi</text:span><text:span text:style-name="c0"> ci troveremo davanti una schermata uguale alla </text:span><text:span text:style-name="c13">Lista degli Articoli</text:span><text:span text:style-name="c0">. Cliccando in alto su </text:span><text:span text:style-name="c13">Aggiungi luogo</text:span><text:span text:style-name="c0"> ci troveremo, come sempre davanti ad una schermata uguale alla scrittura degli </text:span><text:span text:style-name="c13">Articoli</text:span><text:span text:style-name="c0">.</text:span></text:p>
      <text:p text:style-name="p5"><text:span text:style-name="c0">Sarà presente un box </text:span><text:span text:style-name="c13">Dove</text:span><text:span text:style-name="c0"> dove andranno messi i dati del luogo come indirizzo ecc che verranno utilizzati per mostrare anche la cartina di Google Maps.</text:span></text:p>
      <text:p text:style-name="p24"><text:span text:style-name="c25">FAQ</text:span></text:p>
      <text:p text:style-name="p5"><text:span text:style-name="c0">Contatti: mte90net@gmail.com</text:span></text:p>
      <text:p text:style-name="p5"><text:span text:style-name="c0">Per migliorare l'eBook visita il sito </text:span><text:span text:style-name="c26">http://mte90.github.com/Wordpress-per-il-cliente/</text:span></text:p>
    </office:text>
  </office:body>
</office:document-content>
</file>